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Consolas" fo:font-size="10p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Consolas" fo:font-size="13pt" fo:font-style="italic" style:text-underline-style="solid" style:text-underline-width="auto" style:text-underline-color="font-color" fo:font-weight="bold" style:font-name-asian="Consolas" style:font-size-asian="13pt" style:font-style-asian="italic" style:font-weight-asian="bold" style:font-name-complex="Consolas" style:font-size-complex="13pt" style:font-style-complex="italic" style:font-weight-complex="bold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80" style:font-name="Consolas" fo:font-size="12pt" fo:font-style="italic" style:text-underline-style="solid" style:text-underline-width="auto" style:text-underline-color="font-color" fo:font-weight="bold" style:font-name-asian="Consolas" style:font-size-asian="12pt" style:font-style-asian="italic" style:font-weight-asian="bold" style:font-name-complex="Consolas" style:font-size-complex="12pt" style:font-style-complex="italic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00" style:font-name="Consolas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7f5f" style:font-name="Consolas" fo:font-size="10pt" style:font-name-asian="Consolas" style:font-size-asian="10pt" style:font-name-complex="Consolas" style:font-size-complex="10pt"/>
    </style:style>
    <style:style style:name="P8" style:family="paragraph" style:parent-style-name="Text_20_body">
      <style:paragraph-properties fo:margin-left="0in" fo:margin-right="0in" fo:margin-top="0in" fo:margin-bottom="0.1043in" style:line-height-at-least="0.2291in" fo:widows="1" fo:text-indent="0in" style:auto-text-indent="false" fo:padding="0in" fo:border="non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2a00ff"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Text_20_body">
      <style:paragraph-properties fo:margin-left="0in" fo:margin-right="0in" fo:margin-top="0in" fo:margin-bottom="0.1043in" style:line-height-at-least="0.2291in" fo:widows="1" fo:text-indent="0in" style:auto-text-indent="false" fo:padding="0in" fo:border="none"/>
    </style:style>
    <style:style style:name="T1" style:family="text">
      <style:text-properties fo:color="#000080"/>
    </style:style>
    <style:style style:name="T2" style:family="text">
      <style:text-properties fo:color="#000000"/>
    </style:style>
    <style:style style:name="T3" style:family="text">
      <style:text-properties fo:color="#008000"/>
    </style:style>
    <style:style style:name="T4" style:family="text">
      <style:text-properties fo:color="#2a00ff"/>
    </style:style>
    <style:style style:name="T5" style:family="text">
      <style:text-properties fo:font-variant="normal" fo:text-transform="none" fo:color="#333333" style:font-name="Helvetica Neue" fo:font-size="12pt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Helvetica Neue" fo:font-size="12pt" fo:letter-spacing="normal" fo:font-weight="normal"/>
    </style:style>
    <style:style style:name="T8" style:family="text">
      <style:text-properties fo:font-variant="normal" fo:text-transform="none" fo:color="#c7254e" style:font-name="Menlo" fo:font-size="10.5pt" fo:letter-spacing="normal" fo:font-style="normal" fo:font-weight="normal"/>
    </style:style>
    <style:style style:name="T9" style:family="text">
      <style:text-properties fo:font-variant="normal" fo:text-transform="none" fo:color="#c7254e" style:font-name="Menlo" fo:font-size="10.5pt" fo:letter-spacing="normal" fo:font-style="normal" fo:font-weight="normal" fo:background-color="#f9f2f4"/>
    </style:style>
    <style:style style:name="T10" style:family="text">
      <style:text-properties fo:font-variant="normal" fo:text-transform="none" fo:color="#c7254e" style:font-name="Menlo" fo:font-size="10.5pt" fo:letter-spacing="normal" fo:font-style="normal" fo:font-weight="normal" fo:background-color="#f9f2f4" style:font-size-asian="10pt" style:font-size-complex="10pt"/>
    </style:style>
    <style:style style:name="T11" style:family="text">
      <style:text-properties fo:font-variant="normal" fo:text-transform="none" fo:color="#000080" style:font-name="Consolas" fo:font-size="10pt" fo:letter-spacing="normal" fo:font-style="normal" fo:font-weight="normal" fo:background-color="#f9f2f4" style:font-name-asian="Consolas" style:font-size-asian="10pt" style:font-name-complex="Consolas" style:font-size-complex="10pt"/>
    </style:style>
    <style:style style:name="T12" style:family="text">
      <style:text-properties fo:font-variant="normal" fo:text-transform="none" fo:color="#008000" style:font-name="Consolas" fo:font-size="10pt" fo:letter-spacing="normal" fo:font-style="normal" fo:font-weight="normal" fo:background-color="#f9f2f4" style:font-name-asian="Consolas" style:font-size-asian="10pt" style:font-name-complex="Consolas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ild.xml</text:p>
      <text:p text:style-name="P2"/>
      <text:p text:style-name="P2">&lt;project&gt;</text:p>
      <text:p text:style-name="P6"><text:tab/></text:p>
      <text:p text:style-name="P1"><text:span text:style-name="T2"><text:tab/></text:span><text:span text:style-name="T1">&lt;property</text:span><text:span text:style-name="T2"> </text:span><text:span text:style-name="T1">file=</text:span><text:span text:style-name="T3">"build.properties"</text:span><text:span text:style-name="T2"> </text:span><text:span text:style-name="T1">/&gt;</text:span></text:p>
      <text:p text:style-name="P6"><text:tab/></text:p>
      <text:p text:style-name="P1"><text:span text:style-name="T2"><text:tab/></text:span><text:span text:style-name="T1">&lt;target</text:span><text:span text:style-name="T2"> </text:span><text:span text:style-name="T1">name=</text:span><text:span text:style-name="T3">"init"</text:span><text:span text:style-name="T1">&gt;</text:span></text:p>
      <text:p text:style-name="P1"><text:span text:style-name="T2"><text:tab/><text:tab/></text:span><text:span text:style-name="T1">&lt;mkdir</text:span><text:span text:style-name="T2"> </text:span><text:span text:style-name="T1">dir=</text:span><text:span text:style-name="T3">"build/classes"</text:span><text:span text:style-name="T2"> </text:span><text:span text:style-name="T1">/&gt;</text:span></text:p>
      <text:p text:style-name="P1"><text:span text:style-name="T2"><text:tab/><text:tab/></text:span><text:span text:style-name="T1">&lt;mkdir</text:span><text:span text:style-name="T2"> </text:span><text:span text:style-name="T1">dir=</text:span><text:span text:style-name="T3">"dist"</text:span><text:span text:style-name="T2"> </text:span><text:span text:style-name="T1">/&gt;</text:span></text:p>
      <text:p text:style-name="P1"><text:span text:style-name="T2"><text:tab/></text:span><text:span text:style-name="T1">&lt;/target&gt;</text:span></text:p>
      <text:p text:style-name="P1"/>
      <text:p text:style-name="P1"><text:span text:style-name="T2"><text:tab/></text:span><text:span text:style-name="T1">&lt;path</text:span><text:span text:style-name="T2"> </text:span><text:span text:style-name="T1">id=</text:span><text:span text:style-name="T3">"compile.classpath"</text:span><text:span text:style-name="T1">&gt;</text:span></text:p>
      <text:p text:style-name="P1"><text:span text:style-name="T2"><text:tab/><text:tab/></text:span><text:span text:style-name="T1">&lt;fileset</text:span><text:span text:style-name="T2"> </text:span><text:span text:style-name="T1">dir=</text:span><text:span text:style-name="T3">"WebContent/WEB-INF/lib"</text:span><text:span text:style-name="T1">&gt;</text:span></text:p>
      <text:p text:style-name="P1"><text:span text:style-name="T2"><text:tab/><text:tab/><text:tab/></text:span><text:span text:style-name="T1">&lt;include</text:span><text:span text:style-name="T2"> </text:span><text:span text:style-name="T1">name=</text:span><text:span text:style-name="T3">"*.jar"</text:span><text:span text:style-name="T2"> </text:span><text:span text:style-name="T1">/&gt;</text:span></text:p>
      <text:p text:style-name="P1"><text:span text:style-name="T2"><text:tab/><text:tab/></text:span><text:span text:style-name="T1">&lt;/fileset&gt;</text:span></text:p>
      <text:p text:style-name="P1"><text:span text:style-name="T2"><text:tab/></text:span><text:span text:style-name="T1">&lt;/path&gt;</text:span></text:p>
      <text:p text:style-name="P1"/>
      <text:p text:style-name="P1"><text:span text:style-name="T2"><text:tab/></text:span><text:span text:style-name="T1">&lt;target</text:span><text:span text:style-name="T2"> </text:span><text:span text:style-name="T1">name=</text:span><text:span text:style-name="T3">"compile"</text:span><text:span text:style-name="T2"> </text:span><text:span text:style-name="T1">depends=</text:span><text:span text:style-name="T3">"init"</text:span><text:span text:style-name="T1">&gt;</text:span></text:p>
      <text:p text:style-name="P1"><text:span text:style-name="T2"><text:tab/><text:tab/></text:span><text:span text:style-name="T1">&lt;javac</text:span><text:span text:style-name="T2"> </text:span><text:span text:style-name="T1">destdir=</text:span><text:span text:style-name="T3">"build/classes"</text:span><text:span text:style-name="T2"> </text:span><text:span text:style-name="T1">debug=</text:span><text:span text:style-name="T3">"true"</text:span><text:span text:style-name="T2"> </text:span><text:span text:style-name="T1">srcdir=</text:span><text:span text:style-name="T3">"src"</text:span><text:span text:style-name="T1">&gt;</text:span></text:p>
      <text:p text:style-name="P1"><text:span text:style-name="T2"><text:tab/><text:tab/><text:tab/></text:span><text:span text:style-name="T1">&lt;classpath</text:span><text:span text:style-name="T2"> </text:span><text:span text:style-name="T1">refid=</text:span><text:span text:style-name="T3">"compile.classpath"</text:span><text:span text:style-name="T2"> </text:span><text:span text:style-name="T1">/&gt;</text:span></text:p>
      <text:p text:style-name="P1"><text:span text:style-name="T2"><text:tab/><text:tab/></text:span><text:span text:style-name="T1">&lt;/javac&gt;</text:span></text:p>
      <text:p text:style-name="P1"><text:span text:style-name="T2"><text:tab/></text:span><text:span text:style-name="T1">&lt;/target&gt;</text:span></text:p>
      <text:p text:style-name="P1"/>
      <text:p text:style-name="P1"><text:span text:style-name="T2"><text:tab/></text:span><text:span text:style-name="T1">&lt;target</text:span><text:span text:style-name="T2"> </text:span><text:span text:style-name="T1">name=</text:span><text:span text:style-name="T3">"war"</text:span><text:span text:style-name="T2"> </text:span><text:span text:style-name="T1">depends=</text:span><text:span text:style-name="T3">"compile"</text:span><text:span text:style-name="T1">&gt;</text:span></text:p>
      <text:p text:style-name="P1"><text:span text:style-name="T2"><text:tab/><text:tab/></text:span><text:span text:style-name="T1">&lt;war</text:span><text:span text:style-name="T2"> </text:span><text:span text:style-name="T1">destfile=</text:span><text:span text:style-name="T3">"dist/AntExample.war"</text:span><text:span text:style-name="T2"> </text:span><text:span text:style-name="T1">webxml=</text:span><text:span text:style-name="T3">"WebContent/WEB-INF/web.xml"</text:span><text:span text:style-name="T1">&gt;</text:span></text:p>
      <text:p text:style-name="P1"><text:span text:style-name="T2"><text:tab/><text:tab/><text:tab/></text:span><text:span text:style-name="T1">&lt;fileset</text:span><text:span text:style-name="T2"> </text:span><text:span text:style-name="T1">dir=</text:span><text:span text:style-name="T3">"WebContent"</text:span><text:span text:style-name="T2"> </text:span><text:span text:style-name="T1">/&gt;</text:span></text:p>
      <text:p text:style-name="P1"><text:span text:style-name="T2"><text:tab/><text:tab/><text:tab/></text:span><text:span text:style-name="T1">&lt;lib</text:span><text:span text:style-name="T2"> </text:span><text:span text:style-name="T1">dir=</text:span><text:span text:style-name="T3">"WebContent/WEB-INF/lib"</text:span><text:span text:style-name="T2"> </text:span><text:span text:style-name="T1">/&gt;</text:span></text:p>
      <text:p text:style-name="P1"><text:span text:style-name="T2"><text:tab/><text:tab/><text:tab/></text:span><text:span text:style-name="T1">&lt;classes</text:span><text:span text:style-name="T2"> </text:span><text:span text:style-name="T1">dir=</text:span><text:span text:style-name="T3">"build/classes"</text:span><text:span text:style-name="T2"> </text:span><text:span text:style-name="T1">/&gt;</text:span></text:p>
      <text:p text:style-name="P1"><text:span text:style-name="T2"><text:tab/><text:tab/></text:span><text:span text:style-name="T1">&lt;/war&gt;</text:span></text:p>
      <text:p text:style-name="P1"><text:span text:style-name="T2"><text:tab/></text:span><text:span text:style-name="T1">&lt;/target&gt;</text:span></text:p>
      <text:p text:style-name="P1"/>
      <text:p text:style-name="P6"><text:tab/></text:p>
      <text:p text:style-name="P6"><text:tab/></text:p>
      <text:p text:style-name="P1"><text:span text:style-name="T2"><text:tab/><text:tab/></text:span><text:span text:style-name="T1">&lt;taskdef</text:span><text:span text:style-name="T2"> </text:span><text:span text:style-name="T1">name=</text:span><text:span text:style-name="T3">"undeploy"</text:span><text:span text:style-name="T2"> </text:span><text:span text:style-name="T1">classname=</text:span><text:span text:style-name="T3">"org.apache.catalina.ant.UndeployTask"</text:span><text:span text:style-name="T2"> </text:span><text:span text:style-name="T1">/&gt;</text:span></text:p>
      <text:p text:style-name="P6"><text:tab/></text:p>
      <text:p text:style-name="P1"><text:span text:style-name="T2"><text:tab/></text:span><text:span text:style-name="T1">&lt;target</text:span><text:span text:style-name="T2"> </text:span><text:span text:style-name="T1">name=</text:span><text:span text:style-name="T3">"undeploy"</text:span><text:span text:style-name="T2"> </text:span><text:span text:style-name="T1">depends=</text:span><text:span text:style-name="T3">"war"</text:span><text:span text:style-name="T1">&gt;</text:span></text:p>
      <text:p text:style-name="P1"><text:span text:style-name="T2"><text:tab/><text:tab/></text:span><text:span text:style-name="T1">&lt;undeploy</text:span><text:span text:style-name="T2"> </text:span><text:span text:style-name="T1">failonerror=</text:span><text:span text:style-name="T3">"no"</text:span><text:span text:style-name="T2"> </text:span><text:span text:style-name="T1">url=</text:span><text:span text:style-name="T3">"${tomcat-manager-url}"</text:span><text:span text:style-name="T2"> </text:span><text:span text:style-name="T1">username=</text:span><text:span text:style-name="T3">"${tomcat-manager-username}"</text:span><text:span text:style-name="T2"> </text:span><text:span text:style-name="T1">password=</text:span><text:span text:style-name="T3">"${tomcat-manager-password}"</text:span><text:span text:style-name="T2"> </text:span><text:span text:style-name="T1">path=</text:span><text:span text:style-name="T3">"/SimpleSite"</text:span><text:span text:style-name="T2"> </text:span><text:span text:style-name="T1">/&gt;</text:span></text:p>
      <text:p text:style-name="P1"><text:span text:style-name="T2"><text:tab/></text:span><text:span text:style-name="T1">&lt;/target&gt;</text:span></text:p>
      <text:p text:style-name="P6"><text:tab/></text:p>
      <text:p text:style-name="P1"><text:span text:style-name="T2"><text:tab/></text:span><text:span text:style-name="T1">&lt;taskdef</text:span><text:span text:style-name="T2"> </text:span><text:span text:style-name="T1">name=</text:span><text:span text:style-name="T3">"deploy"</text:span><text:span text:style-name="T2"> </text:span><text:span text:style-name="T1">classname=</text:span><text:span text:style-name="T3">"org.apache.catalina.ant.DeployTask"</text:span><text:span text:style-name="T2"> </text:span><text:span text:style-name="T1">/&gt;</text:span></text:p>
      <text:p text:style-name="P1"/>
      <text:p text:style-name="P1"><text:span text:style-name="T2"><text:tab/></text:span><text:span text:style-name="T1">&lt;target</text:span><text:span text:style-name="T2"> </text:span><text:span text:style-name="T1">name=</text:span><text:span text:style-name="T3">"deploy"</text:span><text:span text:style-name="T2"> </text:span><text:span text:style-name="T1">depends=</text:span><text:span text:style-name="T3">"undeploy"</text:span><text:span text:style-name="T1">&gt;</text:span></text:p>
      <text:p text:style-name="P1"><text:span text:style-name="T2"><text:tab/><text:tab/></text:span><text:span text:style-name="T1">&lt;deploy</text:span><text:span text:style-name="T2"> </text:span><text:span text:style-name="T1">url=</text:span><text:span text:style-name="T3">"${tomcat-manager-url}"</text:span><text:span text:style-name="T2"> </text:span><text:span text:style-name="T1">username=</text:span><text:span text:style-name="T3">"${tomcat-manager-username}"</text:span><text:span text:style-name="T2"> </text:span><text:span text:style-name="T1">password=</text:span><text:span text:style-name="T3">"${tomcat-manager-password}"</text:span><text:span text:style-name="T2"> </text:span><text:span text:style-name="T1">path=</text:span><text:span text:style-name="T3">"/SimpleSite"</text:span><text:span text:style-name="T2"> </text:span><text:span text:style-name="T1">war=</text:span><text:span text:style-name="T3">"dist/AntExample.war"</text:span><text:span text:style-name="T2"> </text:span><text:span text:style-name="T1">/&gt;</text:span></text:p>
      <text:p text:style-name="P1"><text:span text:style-name="T2"><text:tab/></text:span><text:span text:style-name="T1">&lt;/target&gt;</text:span></text:p>
      <text:p text:style-name="P1"/>
      <text:p text:style-name="P2">&lt;/project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uild.properties</text:p>
      <text:p text:style-name="P2"/>
      <text:p text:style-name="P2"/>
      <text:p text:style-name="P7">#build.properties file</text:p>
      <text:p text:style-name="P1"><text:soft-page-break/><text:span text:style-name="T2">tomcat-manager-url=</text:span><text:span text:style-name="T4">http</text:span><text:span text:style-name="T2">:</text:span><text:span text:style-name="T4">//localhost:3080/manager/text</text:span></text:p>
      <text:p text:style-name="P1"><text:span text:style-name="T2">tomcat-manager-username=</text:span><text:span text:style-name="T4">admin</text:span></text:p>
      <text:p text:style-name="P1"><text:span text:style-name="T2">tomcat-manager-password=</text:span><text:span text:style-name="T4">admin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hu' y' deloy url phai la:</text:p>
      <text:p text:style-name="P1"><text:span text:style-name="T1">deploy</text:span><text:span text:style-name="T2"> </text:span><text:span text:style-name="T1">url=</text:span><text:span text:style-name="T3">"${tomcat-manager-url}/text"</text:span></text:p>
      <text:p text:style-name="P5"/>
      <text:p text:style-name="P5"><text:a xlink:type="simple" xlink:href="http://www.mkyong.com/maven/how-to-deploy-maven-based-war-file-to-tomcat/" text:style-name="Internet_20_link" text:visited-style-name="Visited_20_Internet_20_Link">http://www.mkyong.com/maven/how-to-deploy-maven-based-war-file-to-tomcat/</text:a></text:p>
      <text:p text:style-name="P5"><text:span text:style-name="Strong_20_Emphasis"><text:span text:style-name="T5">Tomcat 7</text:span></text:span><text:line-break/><text:span text:style-name="T6">Deploy URL = </text:span><text:span text:style-name="Emphasis"><text:span text:style-name="T7">http://localhost:8080/manager/text</text:span></text:span><text:line-break/><text:span text:style-name="T6">Command = </text:span><text:span text:style-name="Source_20_Text"><text:span text:style-name="T8">mvn tomcat7:deploy</text:span></text:span></text:p>
      <text:p text:style-name="P8"><text:span text:style-name="Strong_20_Emphasis"><text:span text:style-name="T5">Tomcat 6</text:span></text:span><text:span text:style-name="T6"><text:line-break/>Deploy URL = </text:span><text:span text:style-name="Emphasis"><text:span text:style-name="T6">http://localhost:8080/manager/</text:span></text:span><text:span text:style-name="T6"><text:line-break/>Command = </text:span><text:span text:style-name="Source_20_Text"><text:span text:style-name="T9">mvn tomcat6:deploy</text:span></text:span></text:p>
      <text:p text:style-name="P8"><text:span text:style-name="Source_20_Text"><text:span text:style-name="T9"/></text:span></text:p>
      <text:p text:style-name="P8"><text:span text:style-name="Source_20_Text"><text:span text:style-name="T9"/></text:span></text:p>
      <text:p text:style-name="P8"><text:span text:style-name="Source_20_Text"><text:span text:style-name="T11">failonerror=</text:span></text:span><text:span text:style-name="Source_20_Text"><text:span text:style-name="T12">"no"</text:span></text:span><text:span text:style-name="Source_20_Text"><text:span text:style-name="T10"> nghiã là dù step này fail thì nó vẫn tiếp tục chạy step tiếp theo</text:span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Menlo" svg:font-family="Menlo, Monaco, Consolas, 'Courier New', monospace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7S</meta:editing-duration>
    <meta:editing-cycles>8</meta:editing-cycles>
    <meta:generator>OpenOffice/4.1.1$Win32 OpenOffice.org_project/411m6$Build-9775</meta:generator>
    <dc:date>2016-02-03T09:41:09.79</dc:date>
    <meta:document-statistic meta:table-count="0" meta:image-count="0" meta:object-count="0" meta:page-count="2" meta:paragraph-count="50" meta:word-count="134" meta:character-count="1768"/>
    <meta:user-defined meta:name="Info 1"/>
    <meta:user-defined meta:name="Info 2"/>
    <meta:user-defined meta:name="Info 3"/>
    <meta:user-defined meta:name="Info 4"/>
  </office:meta>
</office:document-meta>
</file>